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0a3385" officeooo:paragraph-rsid="000a3385"/>
    </style:style>
    <style:style style:name="T1" style:family="text">
      <style:text-properties officeooo:rsid="000a3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zykład 3 <text:span text:style-name="T1">tryb interaktywny</text:span></text:h>
      <text:p text:style-name="Preformatted_20_Text"/>
      <text:p text:style-name="Preformatted_20_Text">plan_wrapper <text:s text:c="2"/>poziom <text:s text:c="2"/>0 <text:s text:c="2"/>klauzula <text:s text:c="2"/>1</text:p>
      <text:p text:style-name="Preformatted_20_Text">wywołanie <text:s text:c="2"/>plan</text:p>
      <text:p text:style-name="Preformatted_20_Text"/>
      <text:p text:style-name="P1">Opis algorytmu na początku przykładu 2.</text:p>
      <text:p text:style-name="P1"/>
      <text:p text:style-name="Preformatted_20_Text">plan <text:s text:c="2"/>poziom <text:s text:c="2"/>0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on(a,f)]</text:p>
      <text:p text:style-name="Preformatted_20_Text">AchievedGoals=[]</text:p>
      <text:p text:style-name="Preformatted_20_Text">Limit=5</text:p>
      <text:p text:style-name="Preformatted_20_Text">RecursionLevel=0</text:p>
      <text:p text:style-name="Preformatted_20_Text"/>
      <text:p text:style-name="Preformatted_20_Text">plan <text:s text:c="2"/>poziom <text:s text:c="2"/>0 <text:s text:c="2"/>klauzula <text:s text:c="2"/>1</text:p>
      <text:p text:style-name="Preformatted_20_Text">wywołanie <text:s text:c="2"/>goals_achieved</text:p>
      <text:p text:style-name="Preformatted_20_Text"/>
      <text:p text:style-name="P2"/>
      <text:p text:style-name="Preformatted_20_Text"/>
      <text:p text:style-name="Preformatted_20_Text">plan <text:s text:c="2"/>poziom <text:s text:c="2"/>0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Goals=[on(a,f)]</text:p>
      <text:p text:style-name="Preformatted_20_Text">AchievedGoals=[]</text:p>
      <text:p text:style-name="Preformatted_20_Text">Limit=5</text:p>
      <text:p text:style-name="Preformatted_20_Text">RecursionLevel=0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choose_goal</text:p>
      <text:p text:style-name="Preformatted_20_Text">Goal=on(a,f)</text:p>
      <text:p text:style-name="Preformatted_20_Text">Goals=[on(a,f)]</text:p>
      <text:p text:style-name="Preformatted_20_Text">RestGoals=[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achieves</text:p>
      <text:p text:style-name="Preformatted_20_Text">Goal=on(a,f)</text:p>
      <text:p text:style-name="Preformatted_20_Text">Action=move(a,_G1358/on(a,_G1358),f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requires</text:p>
      <text:p text:style-name="Preformatted_20_Text">Action=move(a,_G1358/on(a,_G1358),f)</text:p>
      <text:p text:style-name="Preformatted_20_Text">CondGoals=[clear(a),clear(f)]</text:p>
      <text:p text:style-name="Preformatted_20_Text">Conditions=[on(a,_G1358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lan</text:p>
      <text:p text:style-name="Preformatted_20_Text"/>
      <text:p text:style-name="Preformatted_20_Text"><text:soft-page-break/></text:p>
      <text:p text:style-name="Preformatted_20_Text"/>
      <text:p text:style-name="Preformatted_20_Text">plan <text:s text:c="2"/>poziom <text:s text:c="2"/>1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a),clear(f)]</text:p>
      <text:p text:style-name="Preformatted_20_Text">AchievedGoals=[]</text:p>
      <text:p text:style-name="Preformatted_20_Text">Limit=0</text:p>
      <text:p text:style-name="Preformatted_20_Text">RecursionLevel=1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wywołanie <text:s text:c="2"/>goals_achieved</text:p>
      <text:p text:style-name="Preformatted_20_Text">Cele niespełnione i limit &lt;= 0. Nastąpi nawrót. Poziom rekurencji: 1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Goals=[clear(a),clear(f)]</text:p>
      <text:p text:style-name="Preformatted_20_Text">AchievedGoals=[]</text:p>
      <text:p text:style-name="Preformatted_20_Text">Limit=0</text:p>
      <text:p text:style-name="Preformatted_20_Text">RecursionLevel=1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choose_goal</text:p>
      <text:p text:style-name="Preformatted_20_Text">Goal=on(a,f)</text:p>
      <text:p text:style-name="Preformatted_20_Text">Goals=[on(a,f)]</text:p>
      <text:p text:style-name="Preformatted_20_Text">RestGoals=[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achieves</text:p>
      <text:p text:style-name="Preformatted_20_Text">Goal=on(a,f)</text:p>
      <text:p text:style-name="Preformatted_20_Text">Action=move(a,_G1358/on(a,_G1358),f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requires</text:p>
      <text:p text:style-name="Preformatted_20_Text">Action=move(a,_G1358/on(a,_G1358),f)</text:p>
      <text:p text:style-name="Preformatted_20_Text">CondGoals=[clear(a),clear(f)]</text:p>
      <text:p text:style-name="Preformatted_20_Text">Conditions=[on(a,_G1358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a),clear(f)]</text:p>
      <text:p text:style-name="Preformatted_20_Text">AchievedGoals=[]</text:p>
      <text:p text:style-name="Preformatted_20_Text">Limit=1</text:p>
      <text:p text:style-name="Preformatted_20_Text">RecursionLevel=1</text:p>
      <text:p text:style-name="Preformatted_20_Text"><text:soft-page-break/></text:p>
      <text:p text:style-name="Preformatted_20_Text">plan <text:s text:c="2"/>poziom <text:s text:c="2"/>1 <text:s text:c="2"/>klauzula <text:s text:c="2"/>1</text:p>
      <text:p text:style-name="Preformatted_20_Text">wywołanie <text:s text:c="2"/>goals_achieved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Goals=[clear(a),clear(f)]</text:p>
      <text:p text:style-name="Preformatted_20_Text">AchievedGoals=[]</text:p>
      <text:p text:style-name="Preformatted_20_Text">Limit=1</text:p>
      <text:p text:style-name="Preformatted_20_Text">RecursionLevel=1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choose_goal</text:p>
      <text:p text:style-name="Preformatted_20_Text">Goal=clear(f)</text:p>
      <text:p text:style-name="Preformatted_20_Text">Goals=[clear(a),clear(f)]</text:p>
      <text:p text:style-name="Preformatted_20_Text">RestGoals=[clear(a)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achieves</text:p>
      <text:p text:style-name="Preformatted_20_Text">Goal=clear(f)</text:p>
      <text:p text:style-name="Preformatted_20_Text">Action=move(_G1477/on(_G1477,f),f,_G1475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requires</text:p>
      <text:p text:style-name="Preformatted_20_Text">Action=move(_G1477/on(_G1477,f),f,_G1475)</text:p>
      <text:p text:style-name="Preformatted_20_Text">CondGoals=[clear(_G1477/on(_G1477,f))]</text:p>
      <text:p text:style-name="Preformatted_20_Text">Conditions=[clear(_G1475),safe_diff(_G1475,_G1477/on(_G1477,f)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_G1477/on(_G1477,f))]</text:p>
      <text:p text:style-name="Preformatted_20_Text">AchievedGoals=[]</text:p>
      <text:p text:style-name="Preformatted_20_Text">Limit=0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wywołanie <text:s text:c="2"/>goals_achieved</text:p>
      <text:p text:style-name="Preformatted_20_Text">Cele niespełnione i limit &lt;= 0. Nastąpi nawrót. Poziom rekurencji: 2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<text:soft-page-break/>Goals=[clear(_G1477/on(_G1477,f))]</text:p>
      <text:p text:style-name="Preformatted_20_Text">AchievedGoals=[]</text:p>
      <text:p text:style-name="Preformatted_20_Text">Limit=0</text:p>
      <text:p text:style-name="Preformatted_20_Text">RecursionLevel=2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choose_goal</text:p>
      <text:p text:style-name="Preformatted_20_Text">Goal=clear(f)</text:p>
      <text:p text:style-name="Preformatted_20_Text">Goals=[clear(a),clear(f)]</text:p>
      <text:p text:style-name="Preformatted_20_Text">RestGoals=[clear(a)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achieves</text:p>
      <text:p text:style-name="Preformatted_20_Text">Goal=clear(f)</text:p>
      <text:p text:style-name="Preformatted_20_Text">Action=move(_G1477/on(_G1477,f),f,_G1475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requires</text:p>
      <text:p text:style-name="Preformatted_20_Text">Action=move(_G1477/on(_G1477,f),f,_G1475)</text:p>
      <text:p text:style-name="Preformatted_20_Text">CondGoals=[clear(_G1477/on(_G1477,f))]</text:p>
      <text:p text:style-name="Preformatted_20_Text">Conditions=[clear(_G1475),safe_diff(_G1475,_G1477/on(_G1477,f)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_G1477/on(_G1477,f))]</text:p>
      <text:p text:style-name="Preformatted_20_Text">AchievedGoals=[]</text:p>
      <text:p text:style-name="Preformatted_20_Text">Limit=1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wywołanie <text:s text:c="2"/>goals_achieved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Goals=[clear(_G1477/on(_G1477,f))]</text:p>
      <text:p text:style-name="Preformatted_20_Text">AchievedGoals=[]</text:p>
      <text:p text:style-name="Preformatted_20_Text">Limit=1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choose_goal</text:p>
      <text:p text:style-name="Preformatted_20_Text"><text:soft-page-break/>Goal=clear(_G1477/on(_G1477,f))</text:p>
      <text:p text:style-name="Preformatted_20_Text">Goals=[clear(_G1477/on(_G1477,f))]</text:p>
      <text:p text:style-name="Preformatted_20_Text">RestGoals=[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achieves</text:p>
      <text:p text:style-name="Preformatted_20_Text">Goal=clear(_G1477/on(_G1477,f))</text:p>
      <text:p text:style-name="Preformatted_20_Text">Action=move(_G1593/on(_G1593,_G1477/on(_G1477,f)),_G1477/on(_G1477,f),_G1591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requires</text:p>
      <text:p text:style-name="Preformatted_20_Text">Action=move(_G1593/on(_G1593,_G1477/on(_G1477,f)),_G1477/on(_G1477,f),_G1591)</text:p>
      <text:p text:style-name="Preformatted_20_Text">CondGoals=[clear(_G1593/on(_G1593,_G1477/on(_G1477,f)))]</text:p>
      <text:p text:style-name="Preformatted_20_Text">Conditions=[clear(_G1591),safe_diff(_G1591,_G1593/on(_G1593,_G1477/on(_G1477,f))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3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_G1593/on(_G1593,_G1477/on(_G1477,f)))]</text:p>
      <text:p text:style-name="Preformatted_20_Text">AchievedGoals=[]</text:p>
      <text:p text:style-name="Preformatted_20_Text">Limit=0</text:p>
      <text:p text:style-name="Preformatted_20_Text">RecursionLevel=3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clear(e/on(e,f))]</text:p>
      <text:p text:style-name="Preformatted_20_Text">LimitPre=0</text:p>
      <text:p text:style-name="Preformatted_20_Text">RecursionLevel=2</text:p>
      <text:p text:style-name="Preformatted_20_Text">State1=[on(a,b),on(b,c),on(c,p1),on(d,e),on(e,f),on(f,g),on(g,p2),clear(a),clear(d),clear(p3),clear(p4),clear(p5)]</text:p>
      <text:p text:style-name="Preformatted_20_Text">PrePlan=[]</text:p>
      <text:p text:style-name="Preformatted_20_Text"/>
      <text:p text:style-name="P1">Pierwsze wywołanie inst action, zamiast automatycznego dopasowywania wszystkich zmiennych użytkownik proszony jest o wybór miejsca do postawienia klocka. <text:span text:style-name="T1">Wyświetlany jest obecny stan świata. Użytkownik powinien podać miejsce lub klocek które spełnia warunek clear, tutaj są to a, d, p3, p4 I p5.</text:span></text:p>
      <text:p text:style-name="P2"/>
      <text:p text:style-name="Preformatted_20_Text">plan <text:s text:c="2"/>poziom <text:s text:c="2"/>2 <text:s text:c="2"/>klauzula <text:s text:c="2"/>2</text:p>
      <text:p text:style-name="Preformatted_20_Text"><text:soft-page-break/>wywołanie <text:s text:c="2"/>inst_action</text:p>
      <text:p text:style-name="Preformatted_20_Text">Stan: [on(a,b),on(b,c),on(c,p1),on(d,e),on(e,f),on(f,g),on(g,p2),clear(a),clear(d),clear(p3),clear(p4),clear(p5)]</text:p>
      <text:p text:style-name="Preformatted_20_Text">Podaj gdzie chcesz postawić kloc<text:span text:style-name="T1">k</text:span>a d:</text:p>
      <text:p text:style-name="P2">p5.</text:p>
      <text:p text:style-name="Preformatted_20_Text"/>
      <text:p text:style-name="P1">Użytkownik wybrał miejsce p5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inst_action</text:p>
      <text:p text:style-name="Preformatted_20_Text">Action=move(d/on(d,e/on(e,f)),e/on(e,f),a)</text:p>
      <text:p text:style-name="Preformatted_20_Text">Conditions=[clear(a),safe_diff(a,d/on(d,e/on(e,f)))]</text:p>
      <text:p text:style-name="Preformatted_20_Text">State1=[on(a,b),on(b,c),on(c,p1),on(d,e),on(e,f),on(f,g),on(g,p2),clear(a),clear(d),clear(p3),clear(p4),clear(p5)]</text:p>
      <text:p text:style-name="Preformatted_20_Text">InstAction=move(d,e,p5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eck_action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erform_action</text:p>
      <text:p text:style-name="Preformatted_20_Text">State1=[on(a,b),on(b,c),on(c,p1),on(d,e),on(e,f),on(f,g),on(g,p2),clear(a),clear(d),clear(p3),clear(p4),clear(p5)]</text:p>
      <text:p text:style-name="Preformatted_20_Text">InstAction=move(d,e,p5)</text:p>
      <text:p text:style-name="Preformatted_20_Text">State2=[on(d,p5),clear(e),on(a,b),on(b,c),on(c,p1),on(e,f),on(f,g),on(g,p2),clear(a),clear(d),clear(p3),clear(p4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3 <text:s text:c="2"/>klauzula <text:s text:c="2"/>1 <text:s text:c="3"/>wejœcie</text:p>
      <text:p text:style-name="Preformatted_20_Text">State=[on(d,p5),clear(e),on(a,b),on(b,c),on(c,p1),on(e,f),on(f,g),on(g,p2),clear(a),clear(d),clear(p3),clear(p4)]</text:p>
      <text:p text:style-name="Preformatted_20_Text">Goals=[]</text:p>
      <text:p text:style-name="Preformatted_20_Text">AchievedGoals=[clear(e/on(e,f))]</text:p>
      <text:p text:style-name="Preformatted_20_Text">Limit=0</text:p>
      <text:p text:style-name="Preformatted_20_Text">RecursionLevel=3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lan</text:p>
      <text:p text:style-name="Preformatted_20_Text">State2=[on(d,p5),clear(e),on(a,b),on(b,c),on(c,p1),on(e,f),on(f,g),on(g,p2),clear(a),clear(d),clear(p3),clear(p4)]</text:p>
      <text:p text:style-name="Preformatted_20_Text">RestGoals=[]</text:p>
      <text:p text:style-name="Preformatted_20_Text">LimitPost=0</text:p>
      <text:p text:style-name="Preformatted_20_Text">RecursionLevel=2</text:p>
      <text:p text:style-name="Preformatted_20_Text">FinalState=[on(d,p5),clear(e),on(a,b),on(b,c),on(c,p1),on(e,f),on(f,g),on(g,p2),<text:soft-page-break/>clear(a),clear(d),clear(p3),clear(p4)]</text:p>
      <text:p text:style-name="Preformatted_20_Text">PostPlan=[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KONIEC WYKONANIA NA POZIOMIE <text:s/>2</text:p>
      <text:p text:style-name="Preformatted_20_Text">InitState=[on(a,b),on(b,c),on(c,p1),on(d,e),on(e,f),on(f,g),on(g,p2),clear(a),clear(d),clear(p3),clear(p4),clear(p5)]</text:p>
      <text:p text:style-name="Preformatted_20_Text">Goals=[clear(e/on(e,f))]</text:p>
      <text:p text:style-name="Preformatted_20_Text">Limit=1</text:p>
      <text:p text:style-name="Preformatted_20_Text">RecursionLevel=2</text:p>
      <text:p text:style-name="Preformatted_20_Text">FinalState=[on(d,p5),clear(e),on(a,b),on(b,c),on(c,p1),on(e,f),on(f,g),on(g,p2),clear(a),clear(d),clear(p3),clear(p4)]</text:p>
      <text:p text:style-name="Preformatted_20_Text">Plan=[move(d,e,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clear(a),clear(f)]</text:p>
      <text:p text:style-name="Preformatted_20_Text">LimitPre=1</text:p>
      <text:p text:style-name="Preformatted_20_Text">RecursionLevel=1</text:p>
      <text:p text:style-name="Preformatted_20_Text">State1=[on(d,p5),clear(e),on(a,b),on(b,c),on(c,p1),on(e,f),on(f,g),on(g,p2),clear(a),clear(d),clear(p3),clear(p4)]</text:p>
      <text:p text:style-name="Preformatted_20_Text">PrePlan=[move(d,e,p5)]</text:p>
      <text:p text:style-name="Preformatted_20_Text"/>
      <text:p text:style-name="Preformatted_20_Text"/>
      <text:p text:style-name="P1">Kolejny wybór miejsca do postawienia klocka przez użytkownika</text:p>
      <text:p text:style-name="Preformatted_20_Text">plan <text:s text:c="2"/>poziom <text:s text:c="2"/>1 <text:s text:c="2"/>klauzula <text:s text:c="2"/>2</text:p>
      <text:p text:style-name="Preformatted_20_Text">wywołanie <text:s text:c="2"/>inst_action</text:p>
      <text:p text:style-name="Preformatted_20_Text">Stan: [on(d,p5),clear(e),on(a,b),on(b,c),on(c,p1),on(e,f),on(f,g),on(g,p2),clear(a),clear(d),clear(p3),clear(p4)]</text:p>
      <text:p text:style-name="Preformatted_20_Text">Podaj gdzie chcesz postawić klocka e:</text:p>
      <text:p text:style-name="P2">d.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inst_action</text:p>
      <text:p text:style-name="Preformatted_20_Text">Action=move(e/on(e,f),f,a)</text:p>
      <text:p text:style-name="Preformatted_20_Text">Conditions=[clear(a),safe_diff(a,e/on(e,f))]</text:p>
      <text:p text:style-name="Preformatted_20_Text">State1=[on(d,p5),clear(e),on(a,b),on(b,c),on(c,p1),on(e,f),on(f,g),on(g,p2),clear(a),clear(d),clear(p3),clear(p4)]</text:p>
      <text:p text:style-name="Preformatted_20_Text">InstAction=move(e,f,d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eck_action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perform_action</text:p>
      <text:p text:style-name="Preformatted_20_Text">State1=[on(d,p5),clear(e),on(a,b),on(b,c),on(c,p1),on(e,f),on(f,g),on(g,p2),clear(a),clear(d),clear(p3),clear(p4)]</text:p>
      <text:p text:style-name="Preformatted_20_Text">InstAction=move(e,f,d)</text:p>
      <text:p text:style-name="Preformatted_20_Text">State2=[on(e,d),clear(f),on(d,p5),clear(e),on(a,b),on(b,c),on(c,p1),on(f,g),on(g,p2),clear(a),clear(p3),clear(p4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lan</text:p>
      <text:p text:style-name="Preformatted_20_Text"><text:soft-page-break/></text:p>
      <text:p text:style-name="Preformatted_20_Text"/>
      <text:p text:style-name="Preformatted_20_Text"/>
      <text:p text:style-name="Preformatted_20_Text">plan <text:s text:c="2"/>poziom <text:s text:c="2"/>2 <text:s text:c="2"/>klauzula <text:s text:c="2"/>1 <text:s text:c="3"/>wejœcie</text:p>
      <text:p text:style-name="Preformatted_20_Text">State=[on(e,d),clear(f),on(d,p5),clear(e),on(a,b),on(b,c),on(c,p1),on(f,g),on(g,p2),clear(a),clear(p3),clear(p4)]</text:p>
      <text:p text:style-name="Preformatted_20_Text">Goals=[clear(a)]</text:p>
      <text:p text:style-name="Preformatted_20_Text">AchievedGoals=[clear(f)]</text:p>
      <text:p text:style-name="Preformatted_20_Text">Limit=-1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plan</text:p>
      <text:p text:style-name="Preformatted_20_Text">State2=[on(e,d),clear(f),on(d,p5),clear(e),on(a,b),on(b,c),on(c,p1),on(f,g),on(g,p2),clear(a),clear(p3),clear(p4)]</text:p>
      <text:p text:style-name="Preformatted_20_Text">RestGoals=[clear(a)]</text:p>
      <text:p text:style-name="Preformatted_20_Text">LimitPost=-1</text:p>
      <text:p text:style-name="Preformatted_20_Text">RecursionLevel=1</text:p>
      <text:p text:style-name="Preformatted_20_Text">FinalState=[on(e,d),clear(f),on(d,p5),clear(e),on(a,b),on(b,c),on(c,p1),on(f,g),on(g,p2),clear(a),clear(p3),clear(p4)]</text:p>
      <text:p text:style-name="Preformatted_20_Text">PostPlan=[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KONIEC WYKONANIA NA POZIOMIE <text:s/>1</text:p>
      <text:p text:style-name="Preformatted_20_Text">InitState=[on(a,b),on(b,c),on(c,p1),on(d,e),on(e,f),on(f,g),on(g,p2),clear(a),clear(d),clear(p3),clear(p4),clear(p5)]</text:p>
      <text:p text:style-name="Preformatted_20_Text">Goals=[clear(a),clear(f)]</text:p>
      <text:p text:style-name="Preformatted_20_Text">Limit=1</text:p>
      <text:p text:style-name="Preformatted_20_Text">RecursionLevel=1</text:p>
      <text:p text:style-name="Preformatted_20_Text">FinalState=[on(e,d),clear(f),on(d,p5),clear(e),on(a,b),on(b,c),on(c,p1),on(f,g),on(g,p2),clear(a),clear(p3),clear(p4)]</text:p>
      <text:p text:style-name="Preformatted_20_Text">Plan=[move(d,e,p5),move(e,f,d)]</text:p>
      <text:p text:style-name="Preformatted_20_Text"/>
      <text:p text:style-name="Preformatted_20_Text">KONIEC ŒLEDZENIA <text:s/>plan</text:p>
      <text:p text:style-name="Preformatted_20_Text"/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on(a,f)]</text:p>
      <text:p text:style-name="Preformatted_20_Text">LimitPre=1</text:p>
      <text:p text:style-name="Preformatted_20_Text">RecursionLevel=0</text:p>
      <text:p text:style-name="Preformatted_20_Text">State1=[on(e,d),clear(f),on(d,p5),clear(e),on(a,b),on(b,c),on(c,p1),on(f,g),on(g,p2),clear(a),clear(p3),clear(p4)]</text:p>
      <text:p text:style-name="Preformatted_20_Text">PrePlan=[move(d,e,p5),move(e,f,d)]</text:p>
      <text:p text:style-name="Preformatted_20_Text"/>
      <text:p text:style-name="P1">Przy ostatnim wywołaniu użytkownik nie ma wyboru, gdyż jest to akcja finalna spełniająca zadany cel więc miejsce do odstawienia jest wiadome.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inst_action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inst_action</text:p>
      <text:p text:style-name="Preformatted_20_Text"><text:soft-page-break/>Action=move(a,b/on(a,b),f)</text:p>
      <text:p text:style-name="Preformatted_20_Text">Conditions=[on(a,b)]</text:p>
      <text:p text:style-name="Preformatted_20_Text">State1=[on(e,d),clear(f),on(d,p5),clear(e),on(a,b),on(b,c),on(c,p1),on(f,g),on(g,p2),clear(a),clear(p3),clear(p4)]</text:p>
      <text:p text:style-name="Preformatted_20_Text">InstAction=move(a,b,f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eck_action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erform_action</text:p>
      <text:p text:style-name="Preformatted_20_Text">State1=[on(e,d),clear(f),on(d,p5),clear(e),on(a,b),on(b,c),on(c,p1),on(f,g),on(g,p2),clear(a),clear(p3),clear(p4)]</text:p>
      <text:p text:style-name="Preformatted_20_Text">InstAction=move(a,b,f)</text:p>
      <text:p text:style-name="Preformatted_20_Text">State2=[on(a,f),clear(b),on(e,d),on(d,p5),clear(e),on(b,c),on(c,p1),on(f,g),on(g,p2),clear(a),clear(p3),clear(p4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1 <text:s text:c="3"/>wejœcie</text:p>
      <text:p text:style-name="Preformatted_20_Text">State=[on(a,f),clear(b),on(e,d),on(d,p5),clear(e),on(b,c),on(c,p1),on(f,g),on(g,p2),clear(a),clear(p3),clear(p4)]</text:p>
      <text:p text:style-name="Preformatted_20_Text">Goals=[]</text:p>
      <text:p text:style-name="Preformatted_20_Text">AchievedGoals=[on(a,f)]</text:p>
      <text:p text:style-name="Preformatted_20_Text">Limit=3</text:p>
      <text:p text:style-name="Preformatted_20_Text">RecursionLevel=1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lan</text:p>
      <text:p text:style-name="Preformatted_20_Text">State2=[on(a,f),clear(b),on(e,d),on(d,p5),clear(e),on(b,c),on(c,p1),on(f,g),on(g,p2),clear(a),clear(p3),clear(p4)]</text:p>
      <text:p text:style-name="Preformatted_20_Text">RestGoals=[]</text:p>
      <text:p text:style-name="Preformatted_20_Text">LimitPost=3</text:p>
      <text:p text:style-name="Preformatted_20_Text">RecursionLevel=0</text:p>
      <text:p text:style-name="Preformatted_20_Text">FinalState=[on(a,f),clear(b),on(e,d),on(d,p5),clear(e),on(b,c),on(c,p1),on(f,g),on(g,p2),clear(a),clear(p3),clear(p4)]</text:p>
      <text:p text:style-name="Preformatted_20_Text">PostPlan=[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KONIEC WYKONANIA NA POZIOMIE <text:s/>0</text:p>
      <text:p text:style-name="Preformatted_20_Text">InitState=[on(a,b),on(b,c),on(c,p1),on(d,e),on(e,f),on(f,g),on(g,p2),clear(a),clear(d),clear(p3),clear(p4),clear(p5)]</text:p>
      <text:p text:style-name="Preformatted_20_Text">Goals=[on(a,f)]</text:p>
      <text:p text:style-name="Preformatted_20_Text">Limit=5</text:p>
      <text:p text:style-name="Preformatted_20_Text">RecursionLevel=0</text:p>
      <text:p text:style-name="Preformatted_20_Text">FinalState=[on(a,f),clear(b),on(e,d),on(d,p5),clear(e),on(b,c),on(c,p1),on(f,g),on(g,p2),clear(a),clear(p3),clear(p4)]</text:p>
      <text:p text:style-name="Preformatted_20_Text"><text:soft-page-break/>Plan=[move(d,e,p5),move(e,f,d),move(a,b,f)]</text:p>
      <text:p text:style-name="Preformatted_20_Text"/>
      <text:p text:style-name="Preformatted_20_Text">KONIEC ŒLEDZENIA <text:s/>plan</text:p>
      <text:p text:style-name="Preformatted_20_Text"/>
      <text:p text:style-name="P1">Sukces – prawidłowy plan dojścia do celu uzyskany z pomocą użytkownika</text:p>
      <text:p text:style-name="Preformatted_20_Text"/>
      <text:p text:style-name="Preformatted_20_Text">plan_wrapper <text:s text:c="2"/>poziom <text:s text:c="2"/>0 <text:s text:c="2"/>klauzula <text:s text:c="2"/>1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on(a,f)]</text:p>
      <text:p text:style-name="Preformatted_20_Text">AchievedGoals=[]</text:p>
      <text:p text:style-name="Preformatted_20_Text">Limit=5</text:p>
      <text:p text:style-name="Preformatted_20_Text">RecursionLevel=0</text:p>
      <text:p text:style-name="Preformatted_20_Text">FinalState=[on(a,f),clear(b),on(e,d),on(d,p5),clear(e),on(b,c),on(c,p1),on(f,g),on(g,p2),clear(a),clear(p3),clear(p4)]</text:p>
      <text:p text:style-name="Preformatted_20_Text">Plan=[move(d,e,p5),move(e,f,d),move(a,b,f)]</text:p>
      <text:p text:style-name="Preformatted_20_Text">Plan: [move(d,e,p5),move(e,f,d),move(a,b,f)]</text:p>
      <text:p text:style-name="Preformatted_20_Text">tr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20:01:34.981792602</dc:date>
    <meta:editing-duration>PT9M42S</meta:editing-duration>
    <meta:editing-cycles>1</meta:editing-cycles>
    <meta:document-statistic meta:table-count="0" meta:image-count="0" meta:object-count="0" meta:page-count="10" meta:paragraph-count="397" meta:word-count="1036" meta:character-count="15079" meta:non-whitespace-character-count="13485"/>
    <meta:generator>LibreOffice/6.0.5.2$MacOSX_X86_64 LibreOffice_project/54c8cbb85f300ac59db32fe8a675ff7683cd5a16</meta:generator>
  </office:meta>
</office:document-meta>
</file>